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style:writing-mode="lr-tb"/>
    </style:style>
    <style:style style:name="P2" style:family="paragraph" style:parent-style-name="Text_20_body">
      <style:paragraph-properties style:writing-mode="lr-tb"/>
    </style:style>
    <style:style style:name="T1" style:family="text">
      <style:text-properties officeooo:rsid="000167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framework OSINT è un sito web sviluppato da <text:span text:style-name="T1">Justine</text:span><text:a xlink:type="simple" xlink:href="https://twitter.com/jnordine" office:target-frame-name="_blank" xlink:show="new" text:style-name="Internet_20_link" text:visited-style-name="Visited_20_Internet_20_Link"> </text:a><text:span text:style-name="T1">Nordine</text:span>. Non è un sito web tipico. Classifica i migliori strumenti per trovare e raccogliere informazioni open-source. </text:p>
      <text:p text:style-name="P2">Se siete un analista o un investigatore, il framework OSINT è uno strumento che utilizzerete quotidianamente.</text:p>
      <text:p text:style-name="P2">Il Framework OSINT è un repository online che contiene una moltitudine di risorse per la ricerca di <text:span text:style-name="T1">open source</text:span> informazioni.</text:p>
      <text:p text:style-name="P2">Qualcosa di simile a un enorme archivio dove si possono trovare queste fonti classificate per argomento, inoltre, la sua gestione è estremamente semplice e intuitiva.</text:p>
      <text:p text:style-name="P2">Il framework OSINT raccoglie centinaia di strumenti raccolti in più di 30 categorie.</text:p>
      <text:p text:style-name="P2">È probabilmente impossibile non trovare uno strumento o una risorsa che si adatti alla vostra ricerca attuale.</text:p>
      <text:p text:style-name="P2">Di solito uso il framework OSINT:</text:p>
      <text:p text:style-name="P2">- per accelerare le indagini;<text:line-break/>- per cercare strumenti per una specifica attività investigativa;<text:line-break/>- per prepararsi ad un caso investigativo;<text:line-break/>- per le operazioni di sicurezza informatica;<text:line-break/>- per scoprire dove si trova una persona scomparsa (o una persona ricercata)<text:line-break/>- per ottenere informazioni su frodi o operazioni illegali di una società o di un'istituzione.</text:p>
      <text:p text:style-name="P2">Oltre alle attività sopra descritte, il framework OSINT è sicuramente utile per tutte quelle professioni che hanno a che fare con la ricerca e l'investigazione di fonti aperte come forze dell'ordine, militari, investigatori privati, operatori di intelligence, avvocati, giornalisti, ecc.</text:p>
      <text:p text:style-name="P2">Come investigatore, vorrete sapere come applicare le tecniche OSINT nel vostro lavoro quotidiano (ne abbiamo parlato molto qui). Un processo che sarà molto più semplice se si utilizza lo strumento OSINT Framework.</text:p>
      <text:h text:style-name="P1" text:outline-level="2"><text:bookmark text:name="t-1594307603640"/>Come si usa</text:h>
      <text:p text:style-name="P2">Nel framework OSINT è possibile trovare i migliori strumenti OSINT per indagare su aziende, registri pubblici, nomi, nomi utente, e-mail e siti web e molto altro ancora.</text:p>
      <text:p text:style-name="P2">Tutto quello che dovete fare per iniziare è definire che tipo di indizio avete per scavare nelle informazioni di cui avete bisogno. </text:p>
      <text:p text:style-name="P2">Se per esempio avete un'e-mail e volete verificarne la validità, basta cliccare su "Indirizzo e-mail", "verifica e-mail" e allora usciranno i migliori servizi di validazione e-mail. Infine, è sufficiente scegliere uno o due servizi e utilizzarli.</text:p>
      <text:p text:style-name="P2">Se avete un file, magari una foto o un video, e avete bisogno di scoprire i metadati come la data di creazione o la posizione del file, basta cliccare su "Metadata" e su uno degli strumenti mostrati.</text:p>
      <text:p text:style-name="P2">Ma c'è molto di più, come il tracciamento dei social media, la ricerca di immagini invertite, gli strumenti OSINT, la formazione, i documenti, l'analisi dei file, il dark web... Argomenti ancora più delicati come il terrorismo.</text:p>
      <text:p text:style-name="P2"><text:soft-page-break/>Il mio consiglio è di tenere aperto questo archivio ogni volta che si svolge un'indagine, in quanto può essere molto utile per generare un documento di intelligence con cui lavorare.</text:p>
      <text:p text:style-name="P2">Nella mia ricerca, tendo a dare molta importanza al Framework OSINT, in quanto mi permette di muovermi rapidamente tra una varietà di risorse e di fonti aperte da cui ottenere informazioni.</text:p>
      <text:p text:style-name="P2">Quello che mi piace del framework OSINT è la sua semplicità, la gestione intuitiva e la varietà di risorse.</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14:59:59.120193718</meta:creation-date>
    <dc:date>2021-08-16T15:02:14.049135666</dc:date>
    <meta:editing-duration>PT2M15S</meta:editing-duration>
    <meta:editing-cycles>1</meta:editing-cycles>
    <meta:document-statistic meta:table-count="0" meta:image-count="0" meta:object-count="0" meta:page-count="2" meta:paragraph-count="19" meta:word-count="493" meta:character-count="3119" meta:non-whitespace-character-count="2643"/>
    <meta:generator>LibreOffice/6.4.7.2$Linux_X86_64 LibreOffice_project/40$Build-2</meta:generator>
  </office:meta>
</office:document-meta>
</file>